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eksjob" table:style-name="ta1">
        <table:table-column table:style-name="co1" table:number-columns-repeated="16384" table:default-cell-style-name="ce1"/>
        <table:table-row>
          <table:table-cell office:value-type="string" office:value="x" table:style-name="ce1">
            <text:p>x</text:p>
          </table:table-cell>
          <table:table-cell office:value-type="string" office:value="assignment" table:style-name="ce1">
            <text:p>assignment</text:p>
          </table:table-cell>
          <table:table-cell office:value-type="string" office:value="allocator" table:style-name="ce1">
            <text:p>allocator</text:p>
          </table:table-cell>
          <table:table-cell office:value-type="string" office:value="price" table:style-name="ce1">
            <text:p>price</text:p>
          </table:table-cell>
          <table:table-cell office:value-type="string" office:value="cost" table:style-name="ce1">
            <text:p>cost</text:p>
          </table:table-cell>
          <table:table-cell office:value-type="string" office:value="qty" table:style-name="ce1">
            <text:p>qty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70149.02774197" table:style-name="ce1">
            <text:p>570149.02774197</text:p>
          </table:table-cell>
          <table:table-cell office:value-type="float" office:value="60.5807721277233" table:style-name="ce1">
            <text:p>60.5807721277233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81641.354354861" table:style-name="ce1">
            <text:p>581641.354354861</text:p>
          </table:table-cell>
          <table:table-cell office:value-type="float" office:value="61.8018809709853" table:style-name="ce1">
            <text:p>61.8018809709853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18039.294512672" table:style-name="ce1">
            <text:p>518039.294512672</text:p>
          </table:table-cell>
          <table:table-cell office:value-type="float" office:value="55.0438901533683" table:style-name="ce1">
            <text:p>55.0438901533683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32150.434363351" table:style-name="ce1">
            <text:p>532150.434363351</text:p>
          </table:table-cell>
          <table:table-cell office:value-type="float" office:value="56.5432591010661" table:style-name="ce1">
            <text:p>56.5432591010661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50270.811025879" table:style-name="ce1">
            <text:p>550270.811025879</text:p>
          </table:table-cell>
          <table:table-cell office:value-type="float" office:value="58.4686266033289" table:style-name="ce1">
            <text:p>58.4686266033289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49024.316986331" table:style-name="ce1">
            <text:p>549024.316986331</text:p>
          </table:table-cell>
          <table:table-cell office:value-type="float" office:value="58.3361812816778" table:style-name="ce1">
            <text:p>58.3361812816778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52758.299921265" table:style-name="ce1">
            <text:p>552758.299921265</text:p>
          </table:table-cell>
          <table:table-cell office:value-type="float" office:value="58.732932934848" table:style-name="ce1">
            <text:p>58.732932934848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65339.694030207" table:style-name="ce1">
            <text:p>565339.694030207</text:p>
          </table:table-cell>
          <table:table-cell office:value-type="float" office:value="60.0697598563662" table:style-name="ce1">
            <text:p>60.0697598563662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06359.247612622" table:style-name="ce1">
            <text:p>506359.247612622</text:p>
          </table:table-cell>
          <table:table-cell office:value-type="float" office:value="53.8028352269127" table:style-name="ce1">
            <text:p>53.8028352269127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13049.876532937" table:style-name="ce1">
            <text:p>513049.876532937</text:p>
          </table:table-cell>
          <table:table-cell office:value-type="float" office:value="54.5137431585075" table:style-name="ce1">
            <text:p>54.5137431585075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13540.107216853" table:style-name="ce1">
            <text:p>513540.107216853</text:p>
          </table:table-cell>
          <table:table-cell office:value-type="float" office:value="54.5658322648766" table:style-name="ce1">
            <text:p>54.5658322648766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42113.91861757" table:style-name="ce1">
            <text:p>542113.91861757</text:p>
          </table:table-cell>
          <table:table-cell office:value-type="float" office:value="57.6019219064619" table:style-name="ce1">
            <text:p>57.6019219064619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439376.703047422" table:style-name="ce1">
            <text:p>439376.703047422</text:p>
          </table:table-cell>
          <table:table-cell office:value-type="float" office:value="46.6856534526839" table:style-name="ce1">
            <text:p>46.6856534526839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57835.949205897" table:style-name="ce1">
            <text:p>557835.949205897</text:p>
          </table:table-cell>
          <table:table-cell office:value-type="float" office:value="59.2724548831272" table:style-name="ce1">
            <text:p>59.2724548831272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27163.801692993" table:style-name="ce1">
            <text:p>527163.801692993</text:p>
          </table:table-cell>
          <table:table-cell office:value-type="float" office:value="56.0134080572364" table:style-name="ce1">
            <text:p>56.0134080572364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491811.786100804" table:style-name="ce1">
            <text:p>491811.786100804</text:p>
          </table:table-cell>
          <table:table-cell office:value-type="float" office:value="52.2571052370282" table:style-name="ce1">
            <text:p>52.2571052370282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27173.503886858" table:style-name="ce1">
            <text:p>527173.503886858</text:p>
          </table:table-cell>
          <table:table-cell office:value-type="float" office:value="56.0144389568207" table:style-name="ce1">
            <text:p>56.0144389568207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02661.924032539" table:style-name="ce1">
            <text:p>502661.924032539</text:p>
          </table:table-cell>
          <table:table-cell office:value-type="float" office:value="53.4099787869491" table:style-name="ce1">
            <text:p>53.4099787869491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478837.265455333" table:style-name="ce1">
            <text:p>478837.265455333</text:p>
          </table:table-cell>
          <table:table-cell office:value-type="float" office:value="50.8785069400134" table:style-name="ce1">
            <text:p>50.8785069400134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18384.55026351" table:style-name="ce1">
            <text:p>518384.55026351</text:p>
          </table:table-cell>
          <table:table-cell office:value-type="float" office:value="55.0805750531921" table:style-name="ce1">
            <text:p>55.0805750531921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49009.961120669" table:style-name="ce1">
            <text:p>549009.961120669</text:p>
          </table:table-cell>
          <table:table-cell office:value-type="float" office:value="58.3346559095662" table:style-name="ce1">
            <text:p>58.3346559095662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Andre Lidelser_KOL" table:style-name="ce1">
            <text:p>Andre Lidelser_KOL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02475.297337034" table:style-name="ce1">
            <text:p>502475.297337034</text:p>
          </table:table-cell>
          <table:table-cell office:value-type="float" office:value="53.3901489025448" table:style-name="ce1">
            <text:p>53.3901489025448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507361.484708553" table:style-name="ce1">
            <text:p>507361.484708553</text:p>
          </table:table-cell>
          <table:table-cell office:value-type="float" office:value="53.9093272038735" table:style-name="ce1">
            <text:p>53.9093272038735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leksjob" table:style-name="ce1">
            <text:p>Fleksjob</text:p>
          </table:table-cell>
          <table:table-cell office:value-type="float" office:value="9411.38595163357" table:style-name="ce1">
            <text:p>9411.38595163357</text:p>
          </table:table-cell>
          <table:table-cell office:value-type="float" office:value="459910.03955735" table:style-name="ce1">
            <text:p>459910.03955735</text:p>
          </table:table-cell>
          <table:table-cell office:value-type="float" office:value="48.8674082564345" table:style-name="ce1">
            <text:p>48.867408256434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